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LocalScopeHolder.get( PageLocal local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ocalScopeHolder.put( PageLocal local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ocalScopeHolder.createPage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LocalScopeHolder.put( PageLocal local , int index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ocalScopeHolder.get( PageLocal loca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ocalScopeHolder.PageLocalScopeHolder( Scriptable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ocalScopeHolder.has( PageLocal local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ocalScopeHolder.has( PageLocal loca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ocalScopeHolder.getIds( PageLocal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ocalScopeHolder.getDefaultValue( PageLocal local , Class 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ocalScopeHolder.setDelegate( PageLocalScopeImpl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ocalScopeHolder.delete( PageLocal local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ocalScopeHolder.delete( PageLocal loca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ocalScopeHolder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